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SMA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ARG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.0050509" calcext:value-type="float">
            <text:p>0,0050509</text:p>
          </table:table-cell>
          <table:table-cell office:value-type="float" office:value="0.00550508" calcext:value-type="float">
            <text:p>0,00550508</text:p>
          </table:table-cell>
          <table:table-cell office:value-type="float" office:value="0.00474811" calcext:value-type="float">
            <text:p>0,00474811</text:p>
          </table:table-cell>
          <table:table-cell/>
          <table:table-cell office:value-type="float" office:value="0.03470206" calcext:value-type="float">
            <text:p>0,03470206</text:p>
          </table:table-cell>
          <table:table-cell office:value-type="float" office:value="0.03331709" calcext:value-type="float">
            <text:p>0,03331709</text:p>
          </table:table-cell>
          <table:table-cell office:value-type="float" office:value="0.03330088" calcext:value-type="float">
            <text:p>0,03330088</text:p>
          </table:table-cell>
          <table:table-cell/>
          <table:table-cell office:value-type="float" office:value="0.36267304" calcext:value-type="float">
            <text:p>0,36267304</text:p>
          </table:table-cell>
          <table:table-cell office:value-type="float" office:value="0.36366701" calcext:value-type="float">
            <text:p>0,36366701</text:p>
          </table:table-cell>
          <table:table-cell office:value-type="float" office:value="0.33633399" calcext:value-type="float">
            <text:p>0,33633399</text:p>
          </table:table-cell>
        </table:table-row>
        <table:table-row table:style-name="ro1">
          <table:table-cell/>
          <table:table-cell office:value-type="float" office:value="0.00361586" calcext:value-type="float">
            <text:p>0,00361586</text:p>
          </table:table-cell>
          <table:table-cell office:value-type="float" office:value="0.00337911" calcext:value-type="float">
            <text:p>0,00337911</text:p>
          </table:table-cell>
          <table:table-cell office:value-type="float" office:value="0.00345898" calcext:value-type="float">
            <text:p>0,00345898</text:p>
          </table:table-cell>
          <table:table-cell/>
          <table:table-cell office:value-type="float" office:value="0.0346849" calcext:value-type="float">
            <text:p>0,0346849</text:p>
          </table:table-cell>
          <table:table-cell office:value-type="float" office:value="0.03335309" calcext:value-type="float">
            <text:p>0,03335309</text:p>
          </table:table-cell>
          <table:table-cell office:value-type="float" office:value="0.03086782" calcext:value-type="float">
            <text:p>0,03086782</text:p>
          </table:table-cell>
          <table:table-cell/>
          <table:table-cell office:value-type="float" office:value="0.36177588" calcext:value-type="float">
            <text:p>0,36177588</text:p>
          </table:table-cell>
          <table:table-cell office:value-type="float" office:value="0.31506705" calcext:value-type="float">
            <text:p>0,31506705</text:p>
          </table:table-cell>
          <table:table-cell office:value-type="float" office:value="0.35835695" calcext:value-type="float">
            <text:p>0,35835695</text:p>
          </table:table-cell>
        </table:table-row>
        <table:table-row table:style-name="ro1">
          <table:table-cell/>
          <table:table-cell office:value-type="float" office:value="0.00400186" calcext:value-type="float">
            <text:p>0,00400186</text:p>
          </table:table-cell>
          <table:table-cell office:value-type="float" office:value="0.00350904" calcext:value-type="float">
            <text:p>0,00350904</text:p>
          </table:table-cell>
          <table:table-cell office:value-type="float" office:value="0.0032258" calcext:value-type="float">
            <text:p>0,0032258</text:p>
          </table:table-cell>
          <table:table-cell/>
          <table:table-cell office:value-type="float" office:value="0.03497481" calcext:value-type="float">
            <text:p>0,03497481</text:p>
          </table:table-cell>
          <table:table-cell office:value-type="float" office:value="0.03322506" calcext:value-type="float">
            <text:p>0,03322506</text:p>
          </table:table-cell>
          <table:table-cell office:value-type="float" office:value="0.03185511" calcext:value-type="float">
            <text:p>0,03185511</text:p>
          </table:table-cell>
          <table:table-cell/>
          <table:table-cell office:value-type="float" office:value="0.36537409" calcext:value-type="float">
            <text:p>0,36537409</text:p>
          </table:table-cell>
          <table:table-cell office:value-type="float" office:value="0.322258" calcext:value-type="float">
            <text:p>0,322258</text:p>
          </table:table-cell>
          <table:table-cell office:value-type="float" office:value="0.29976821" calcext:value-type="float">
            <text:p>0,2997682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4])" office:value-type="float" office:value="0.00422287333333333" calcext:value-type="float">
            <text:p>0,004222873333333</text:p>
          </table:table-cell>
          <table:table-cell table:formula="of:=AVERAGE([.C2:.C4])" office:value-type="float" office:value="0.00413107666666667" calcext:value-type="float">
            <text:p>0,004131076666667</text:p>
          </table:table-cell>
          <table:table-cell table:formula="of:=AVERAGE([.D2:.D4])" office:value-type="float" office:value="0.00381096333333333" calcext:value-type="float">
            <text:p>0,003810963333333</text:p>
          </table:table-cell>
          <table:table-cell/>
          <table:table-cell table:formula="of:=AVERAGE([.F2:.F4])" office:value-type="float" office:value="0.0347872566666667" calcext:value-type="float">
            <text:p>0,034787256666667</text:p>
          </table:table-cell>
          <table:table-cell table:formula="of:=AVERAGE([.G2:.G4])" office:value-type="float" office:value="0.0332984133333333" calcext:value-type="float">
            <text:p>0,033298413333333</text:p>
          </table:table-cell>
          <table:table-cell table:formula="of:=AVERAGE([.H2:.H4])" office:value-type="float" office:value="0.0320079366666667" calcext:value-type="float">
            <text:p>0,032007936666667</text:p>
          </table:table-cell>
          <table:table-cell/>
          <table:table-cell table:formula="of:=AVERAGE([.J2:.J4])" office:value-type="float" office:value="0.363274336666667" calcext:value-type="float">
            <text:p>0,363274336666667</text:p>
          </table:table-cell>
          <table:table-cell table:formula="of:=AVERAGE([.K2:.K4])" office:value-type="float" office:value="0.33366402" calcext:value-type="float">
            <text:p>0,33366402</text:p>
          </table:table-cell>
          <table:table-cell table:formula="of:=AVERAGE([.L2:.L4])" office:value-type="float" office:value="0.331486383333333" calcext:value-type="float">
            <text:p>0,331486383333333</text:p>
          </table:table-cell>
        </table:table-row>
        <table:table-row table:style-name="ro1">
          <table:table-cell office:value-type="string" calcext:value-type="string">
            <text:p>SPEEDUP</text:p>
          </table:table-cell>
          <table:table-cell/>
          <table:table-cell table:formula="of:=[.B5]/[.C5]" office:value-type="float" office:value="1.02222100291853" calcext:value-type="float">
            <text:p>1,02222100291853</text:p>
          </table:table-cell>
          <table:table-cell table:formula="of:=[.B5]/[.D5]" office:value-type="float" office:value="1.10808553217953" calcext:value-type="float">
            <text:p>1,10808553217953</text:p>
          </table:table-cell>
          <table:table-cell table:number-columns-repeated="2"/>
          <table:table-cell table:formula="of:=[.F5]/[.G5]" office:value-type="float" office:value="1.04471214043832" calcext:value-type="float">
            <text:p>1,04471214043832</text:p>
          </table:table-cell>
          <table:table-cell table:formula="of:=[.F5]/[.H5]" office:value-type="float" office:value="1.08683221380197" calcext:value-type="float">
            <text:p>1,08683221380197</text:p>
          </table:table-cell>
          <table:table-cell table:number-columns-repeated="2"/>
          <table:table-cell table:formula="of:=[.J5]/[.K5]" office:value-type="float" office:value="1.08874291170701" calcext:value-type="float">
            <text:p>1,08874291170701</text:p>
          </table:table-cell>
          <table:table-cell table:formula="of:=[.J5]/[.L5]" office:value-type="float" office:value="1.09589520092404" calcext:value-type="float">
            <text:p>1,09589520092404</text:p>
          </table:table-cell>
        </table:table-row>
        <table:table-row table:style-name="ro1">
          <table:table-cell office:value-type="string" calcext:value-type="string">
            <text:p>EFFICIENCY</text:p>
          </table:table-cell>
          <table:table-cell/>
          <table:table-cell table:formula="of:=[.C6]/[.C1]*100" office:value-type="float" office:value="51.1110501459264" calcext:value-type="float">
            <text:p>51,1110501459264</text:p>
          </table:table-cell>
          <table:table-cell table:formula="of:=[.D6]/[.D1]*100" office:value-type="float" office:value="27.7021383044882" calcext:value-type="float">
            <text:p>27,7021383044882</text:p>
          </table:table-cell>
          <table:table-cell table:number-columns-repeated="2"/>
          <table:table-cell table:formula="of:=[.G6]/[.G1]*100" office:value-type="float" office:value="52.2356070219162" calcext:value-type="float">
            <text:p>52,2356070219162</text:p>
          </table:table-cell>
          <table:table-cell table:formula="of:=[.H6]/[.H1]*100" office:value-type="float" office:value="27.1708053450493" calcext:value-type="float">
            <text:p>27,1708053450493</text:p>
          </table:table-cell>
          <table:table-cell table:number-columns-repeated="2"/>
          <table:table-cell table:formula="of:=[.K6]/[.K1]*100" office:value-type="float" office:value="54.4371455853506" calcext:value-type="float">
            <text:p>54,4371455853506</text:p>
          </table:table-cell>
          <table:table-cell table:formula="of:=[.L6]/[.L1]*100" office:value-type="float" office:value="27.397380023101" calcext:value-type="float">
            <text:p>27,3973800231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 style:data-style-name="N2" text:time-value="11:10:33.6374610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12T09:32:16.108390207</meta:creation-date>
    <dc:date>2019-12-12T11:18:26.855267332</dc:date>
    <meta:editing-duration>PT33M8S</meta:editing-duration>
    <meta:editing-cycles>5</meta:editing-cycles>
    <meta:generator>LibreOffice/6.3.3.2.0$Linux_X86_64 LibreOffice_project/efd344762d9d19af2cac84c1651e18355008a6ed</meta:generator>
    <meta:document-statistic meta:table-count="1" meta:cell-count="60" meta:object-count="0"/>
  </office:meta>
</office:document-meta>
</file>